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left" fo:keep-with-next="auto"/>
    </style:style>
    <style:style style:name="Table1.A" style:family="table-column">
      <style:table-column-properties style:column-width="0.2514in"/>
    </style:style>
    <style:style style:name="Table1.B" style:family="table-column">
      <style:table-column-properties style:column-width="2.8208in"/>
    </style:style>
    <style:style style:name="Table1.C" style:family="table-column">
      <style:table-column-properties style:column-width="3.6208in"/>
    </style:style>
    <style:style style:name="Table1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weight="bold" loext:padding="0in" loext:border="none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loext:padding="0in" loext:border="none"/>
    </style:style>
    <style:style style:name="T1" style:family="text">
      <style:text-properties fo:color="#1f1f1f" loext:opacity="100%" loext:padding="0in" loext:border="none"/>
    </style:style>
    <style:style style:name="T2" style:family="text">
      <style:text-properties fo:color="#1f1f1f" loext:opacity="100%" style:font-name="Google Sans Text" loext:padding="0in" loext:border="none"/>
    </style:style>
    <style:style style:name="T3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"><text:span text:style-name="Strong_20_Emphasis"><text:span text:style-name="T1">№</text:span></text:span></text:p>
            </table:table-cell>
            <table:table-cell table:style-name="Table1.A1" office:value-type="string">
              <text:p text:style-name="P2"><text:span text:style-name="Strong_20_Emphasis"><text:span text:style-name="T2">Muammo (Hozirgi holat - As-Is)</text:span></text:span></text:p>
            </table:table-cell>
            <table:table-cell table:style-name="Table1.A1" office:value-type="string">
              <text:p text:style-name="P2"><text:span text:style-name="Strong_20_Emphasis"><text:span text:style-name="T2">Tizim taklif qiladigan yechim (To-Be)</text:span></text:span></text:p>
            </table:table-cell>
          </table:table-row>
        </table:table-header-rows>
        <table:table-row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4"><text:span text:style-name="T3">Ma'lumotlar tarqoqligi va tartibsizligi:</text:span> Buyurtmalar telefon, Telegram yoki qog'ozda keladi. Operator ularni qayta ishlashga ko'p vaqt sarflaydi.</text:p>
          </table:table-cell>
          <table:table-cell table:style-name="Table1.A1" office:value-type="string">
            <text:p text:style-name="P4"><text:span text:style-name="T3">Markazlashtirilgan kirish:</text:span> Barcha manbalardan kelgan buyurtmalar yagona formatga keltiriladi va kuryerlar uchun umumiy "Buyurtmalar hovuzi"ga tushadi.</text:p>
          </table:table-cell>
        </table:table-row>
        <table:table-row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4"><text:span text:style-name="T3">Kuryerlarni samarali taqsimlash:</text:span> Qaysi kuryer bo'shligi va qayerdaligini bilmaslik. Buyurtmani kuryerga yetkazishdagi kechikishlar.</text:p>
          </table:table-cell>
          <table:table-cell table:style-name="Table1.A1" office:value-type="string">
            <text:p text:style-name="P4"><text:span text:style-name="T3">Mobil bron qilish tizimi:</text:span> Kuryer o'ziga yaqin va qulay buyurtmani ilova orqali mustaqil tanlaydi (claim). Dispetcher esa jarayonni real vaqtda kuzatadi.</text:p>
          </table:table-cell>
        </table:table-row>
        <table:table-row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4"><text:span text:style-name="T3">Shaffof bo'lmagan statuslar:</text:span> Mijoz yoki do'kon buyurtmaning qayerdaligini (olib ketildimi yoki yo'lda?) bilmaydi.</text:p>
          </table:table-cell>
          <table:table-cell table:style-name="Table1.A1" office:value-type="string">
            <text:p text:style-name="P4"><text:span text:style-name="T3">Real-vaqt monitoringi:</text:span> Kuryer har bir harakatini (qabul qildi, yo'lda, yetkazdi) ilovada belgilaydi va bu ma'lumot darhol tizimda aks etadi.</text:p>
          </table:table-cell>
        </table:table-row>
        <table:table-row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4"><text:span text:style-name="T3">Hisob-kitob murakkabligi:</text:span> Kuryerlarning ish haqini va yetkazib berish narxini har safar qo'lda hisoblash xatolarga sabab bo'ladi.</text:p>
          </table:table-cell>
          <table:table-cell table:style-name="Table1.A1" office:value-type="string">
            <text:p text:style-name="P4"><text:span text:style-name="T3">Avtomatik moliya integratsiyasi:</text:span> Tizim masofa va vaqtga qarab narxni hisoblaydi va ma'lumotni Buxgalteriya IT tizimiga yuboradi. Kuryer o'z balansini shaxsiy kabinetida ko'radi.</text:p>
          </table:table-cell>
        </table:table-row>
        <table:table-row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4"><text:span text:style-name="T3">Nazoratning yo'qligi:</text:span> Kuryer buyurtmani uzoq vaqt ushlab turishi yoki yetkazib bermasligi holatlarini nazorat qilish qiyin.</text:p>
          </table:table-cell>
          <table:table-cell table:style-name="Table1.A1" office:value-type="string">
            <text:p text:style-name="P4"><text:span text:style-name="T3">Dispetcherlik nazorati:</text:span> Tizim uzoq vaqt "osilib qolgan" buyurtmalarni dispetcherga signal sifatida ko'rsatadi va buyurtmani boshqa kuryerga qayta tayinlash imkonini beradi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7:46:47.594020335</meta:creation-date>
    <dc:date>2026-01-28T17:50:23.558045598</dc:date>
    <meta:editing-duration>PT3M36S</meta:editing-duration>
    <meta:editing-cycles>1</meta:editing-cycles>
    <meta:document-statistic meta:table-count="1" meta:image-count="0" meta:object-count="0" meta:page-count="1" meta:paragraph-count="18" meta:word-count="188" meta:character-count="1505" meta:non-whitespace-character-count="1335"/>
    <meta:generator>LibreOffice/25.2.6.2$Linux_X86_64 LibreOffice_project/40d1a0e1d5bdf1afaeae24d9ece32bbb00fa66a4</meta:generator>
  </office:meta>
</office:document-meta>
</file>